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1000000F1925D54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table:align="left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11.3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1cm" fo:margin-left="0cm" fo:margin-top="0cm" fo:margin-bottom="0cm" table:align="left"/>
    </style:style>
    <style:style style:name="Table2.A" style:family="table-column">
      <style:table-column-properties style:column-width="15.9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74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7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434343" fo:padding="0.176cm" fo:border="1pt solid #000000">
        <style:background-image/>
      </style:table-cell-properties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434343" fo:padding="0.176cm" fo:border="1pt solid #000000">
        <style:background-image/>
      </style:table-cell-properties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fo:line-height="115%" style:page-number="1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cf42a" officeooo:paragraph-rsid="000cf42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6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7" style:family="paragraph" style:parent-style-name="Standard">
      <style:paragraph-properties fo:line-height="115%"/>
      <style:text-properties fo:font-weight="bold" style:font-weight-asian="bold"/>
    </style:style>
    <style:style style:name="P8" style:family="paragraph" style:parent-style-name="Standard" style:list-style-name="WWNum2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9" style:family="paragraph" style:parent-style-name="Standard" style:list-style-name="WWNum7">
      <style:paragraph-properties fo:margin-left="1.27cm" fo:margin-right="0cm" fo:line-height="115%" fo:text-indent="-0.635cm" style:auto-text-indent="false"/>
    </style:style>
    <style:style style:name="P10" style:family="paragraph" style:parent-style-name="Heading_20_1">
      <style:paragraph-properties fo:line-height="115%" fo:break-before="page"/>
    </style:style>
    <style:style style:name="P11" style:family="paragraph" style:parent-style-name="Standard" style:list-style-name="WWNum8">
      <style:paragraph-properties fo:margin-left="1.27cm" fo:margin-right="0cm" fo:line-height="115%" fo:text-indent="-0.635cm" style:auto-text-indent="false"/>
    </style:style>
    <style:style style:name="P12" style:family="paragraph" style:parent-style-name="Heading_20_1">
      <style:paragraph-properties fo:line-height="115%"/>
    </style:style>
    <style:style style:name="P13" style:family="paragraph" style:parent-style-name="Standard">
      <style:paragraph-properties fo:margin-top="0.423cm" fo:margin-bottom="0.423cm" style:contextual-spacing="false" fo:line-height="100%"/>
    </style:style>
    <style:style style:name="P14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cf42a"/>
    </style:style>
    <style:style style:name="P15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6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7" style:family="paragraph" style:parent-style-name="Standard" style:list-style-name="WWNum9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8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9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0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1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2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3" style:family="paragraph" style:parent-style-name="Standard" style:list-style-name="WWNum1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4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5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6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7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8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0cf42a" officeooo:paragraph-rsid="000cf42a" style:font-weight-asian="bold" style:font-weight-complex="bold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 style:writing-mode="lr-tb"/>
      <style:text-properties officeooo:rsid="000cf42a" officeooo:paragraph-rsid="000d7a7a"/>
    </style:style>
    <style:style style:name="P31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0" fo:widows="0" fo:padding="0cm" fo:border="none" style:writing-mode="lr-tb"/>
      <style:text-properties officeooo:paragraph-rsid="000d7a7a"/>
    </style:style>
    <style:style style:name="P32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0" fo:widows="0" fo:padding="0cm" fo:border="none" style:writing-mode="lr-tb"/>
      <style:text-properties officeooo:rsid="000ead98" officeooo:paragraph-rsid="00113cb8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0d7a7a" officeooo:paragraph-rsid="000d7a7a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Standard">
      <style:text-properties fo:color="#abb2bf" loext:opacity="100%" style:font-name="Courier New" fo:font-size="10.5pt" style:font-name-asian="Courier New1" style:font-size-asian="10.5pt" style:font-name-complex="Courier New1" style:font-size-complex="10.5pt"/>
    </style:style>
    <style:style style:name="P36" style:family="paragraph" style:parent-style-name="Standard">
      <style:text-properties fo:color="#abb2bf" loext:opacity="100%" style:font-name="Roboto Mono" fo:font-size="10.5pt" style:font-name-asian="Roboto Mono1" style:font-size-asian="10.5pt" style:font-name-complex="Roboto Mono1" style:font-size-complex="10.5pt"/>
    </style:style>
    <style:style style:name="P37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abb2bf" loext:opacity="100%" style:font-name="Roboto Mono" fo:font-size="7.5pt" style:font-name-asian="Roboto Mono1" style:font-size-asian="7.5pt" style:font-name-complex="Roboto Mono1" style:font-size-complex="7.5pt"/>
    </style:style>
    <style:style style:name="P3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188038" loext:opacity="100%" style:font-name="Roboto Mono" style:font-name-asian="Roboto Mono1" style:font-name-complex="Roboto Mono1"/>
    </style:style>
    <style:style style:name="T4" style:family="text">
      <style:text-properties officeooo:rsid="000d7a7a"/>
    </style:style>
    <style:style style:name="T5" style:family="text">
      <style:text-properties fo:font-style="italic" officeooo:rsid="000d7a7a" style:font-style-asian="italic" style:font-style-complex="italic"/>
    </style:style>
    <style:style style:name="T6" style:family="text">
      <style:text-properties fo:font-style="normal" officeooo:rsid="000d7a7a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officeooo:rsid="000ffbf3" style:font-style-asian="normal" style:font-style-complex="normal"/>
    </style:style>
    <style:style style:name="T11" style:family="text">
      <style:text-properties fo:font-style="italic" fo:font-weight="bold" officeooo:rsid="000ffbf3" style:font-style-asian="italic" style:font-weight-asian="bold" style:font-style-complex="italic" style:font-weight-complex="bold"/>
    </style:style>
    <style:style style:name="T12" style:family="text">
      <style:text-properties fo:font-style="italic" officeooo:rsid="000ffbf3" style:font-style-asian="italic" style:font-style-complex="italic"/>
    </style:style>
    <style:style style:name="T13" style:family="text">
      <style:text-properties fo:font-style="normal" officeooo:rsid="0010c8c6" style:font-style-asian="normal" style:font-style-complex="normal"/>
    </style:style>
    <style:style style:name="T14" style:family="text">
      <style:text-properties fo:font-style="normal" officeooo:rsid="00113cb8" style:font-style-asian="normal" style:font-style-complex="normal"/>
    </style:style>
    <style:style style:name="T15" style:family="text">
      <style:text-properties fo:font-style="normal" officeooo:rsid="0011d2f0" style:font-style-asian="normal" style:font-style-complex="normal"/>
    </style:style>
    <style:style style:name="T16" style:family="text">
      <style:text-properties fo:font-style="normal" fo:font-weight="bold" officeooo:rsid="0011d2f0" style:font-style-asian="normal" style:font-weight-asian="bold" style:font-style-complex="normal" style:font-weight-complex="bold"/>
    </style:style>
    <style:style style:name="T17" style:family="text">
      <style:text-properties fo:font-style="italic" fo:font-weight="bold" officeooo:rsid="0011d2f0" style:font-style-asian="italic" style:font-weight-asian="bold" style:font-style-complex="italic" style:font-weight-complex="bold"/>
    </style:style>
    <style:style style:name="T18" style:family="text">
      <style:text-properties fo:font-style="italic" officeooo:rsid="0011d2f0" style:font-style-asian="italic" style:font-style-complex="italic"/>
    </style:style>
    <style:style style:name="T19" style:family="text">
      <style:text-properties fo:color="#abb2bf" loext:opacity="100%" style:font-name="Roboto Mono" fo:font-size="10.5pt" style:font-name-asian="Roboto Mono1" style:font-size-asian="10.5pt" style:font-name-complex="Roboto Mono1" style:font-size-complex="10.5pt"/>
    </style:style>
    <style:style style:name="T20" style:family="text">
      <style:text-properties fo:color="#e06c75" loext:opacity="100%" style:font-name="Roboto Mono" fo:font-size="10.5pt" style:font-name-asian="Roboto Mono1" style:font-size-asian="10.5pt" style:font-name-complex="Roboto Mono1" style:font-size-complex="10.5pt"/>
    </style:style>
    <style:style style:name="T21" style:family="text">
      <style:text-properties fo:color="#61afef" loext:opacity="100%" style:font-name="Roboto Mono" fo:font-size="10.5pt" style:font-name-asian="Roboto Mono1" style:font-size-asian="10.5pt" style:font-name-complex="Roboto Mono1" style:font-size-complex="10.5pt"/>
    </style:style>
    <style:style style:name="T22" style:family="text">
      <style:text-properties fo:color="#98c379" loext:opacity="100%" style:font-name="Roboto Mono" fo:font-size="10.5pt" style:font-name-asian="Roboto Mono1" style:font-size-asian="10.5pt" style:font-name-complex="Roboto Mono1" style:font-size-complex="10.5pt"/>
    </style:style>
    <style:style style:name="T23" style:family="text">
      <style:text-properties fo:color="#d19a66" loext:opacity="100%" style:font-name="Roboto Mono" fo:font-size="10.5pt" style:font-name-asian="Roboto Mono1" style:font-size-asian="10.5pt" style:font-name-complex="Roboto Mono1" style:font-size-complex="10.5pt"/>
    </style:style>
    <style:style style:name="T24" style:family="text">
      <style:text-properties fo:color="#abb2bf" loext:opacity="100%" style:font-name="Roboto Mono" fo:font-size="7.5pt" style:font-name-asian="Roboto Mono1" style:font-size-asian="7.5pt" style:font-name-complex="Roboto Mono1" style:font-size-complex="7.5pt"/>
    </style:style>
    <style:style style:name="T25" style:family="text">
      <style:text-properties fo:color="#e06c75" loext:opacity="100%" style:font-name="Roboto Mono" fo:font-size="7.5pt" style:font-name-asian="Roboto Mono1" style:font-size-asian="7.5pt" style:font-name-complex="Roboto Mono1" style:font-size-complex="7.5pt"/>
    </style:style>
    <style:style style:name="T26" style:family="text">
      <style:text-properties fo:color="#61afef" loext:opacity="100%" style:font-name="Roboto Mono" fo:font-size="7.5pt" style:font-name-asian="Roboto Mono1" style:font-size-asian="7.5pt" style:font-name-complex="Roboto Mono1" style:font-size-complex="7.5pt"/>
    </style:style>
    <style:style style:name="T27" style:family="text">
      <style:text-properties fo:color="#98c379" loext:opacity="100%" style:font-name="Roboto Mono" fo:font-size="7.5pt" style:font-name-asian="Roboto Mono1" style:font-size-asian="7.5pt" style:font-name-complex="Roboto Mono1" style:font-size-complex="7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A1" office:value-type="string">
            <text:p text:style-name="P3">Oriol Arribas Taulats</text:p>
          </table:table-cell>
        </table:table-row>
        <table:table-row table:style-name="Table1.1">
          <table:table-cell table:style-name="Table1.A1" office:value-type="string">
            <text:p text:style-name="P2">URL Repositori Github:</text:p>
          </table:table-cell>
          <table:table-cell table:style-name="Table1.A1" office:value-type="string">
            <text:p text:style-name="P4"><text:a xlink:type="simple" xlink:href="https://github.com/slenderrap/DAM-M06-UF04-PR4.2-24-25-Punt-Partida" text:style-name="Internet_20_link" text:visited-style-name="Visited_20_Internet_20_Link">https://github.com/slenderrap/DAM-M06-UF04-PR4.2-24-25-Punt-Partida</text:a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ACTIVITAT</text:p>
          </table:table-cell>
        </table:table-row>
        <table:table-row table:style-name="Table2.1">
          <table:table-cell table:style-name="Table2.A1" office:value-type="string">
            <text:p text:style-name="P5">Objectius:</text:p>
            <text:list text:style-name="WWNum10">
              <text:list-item>
                <text:p text:style-name="P6">Familiaritzar-se amb el desenvolupament d'APIs REST utilitzant Express.js</text:p>
              </text:list-item>
              <text:list-item>
                <text:p text:style-name="P6">Aprendre a integrar serveis de processament de llenguatge natural i visió artificial</text:p>
              </text:list-item>
              <text:list-item>
                <text:p text:style-name="P6">Practicar la implementació de patrons d'accés a dades i gestió de bases de dades</text:p>
              </text:list-item>
              <text:list-item>
                <text:p text:style-name="P6">Desenvolupar habilitats en documentació d'APIs i logging</text:p>
              </text:list-item>
              <text:list-item>
                <text:p text:style-name="P6">Treballar amb formats JSON i processament de dades estructurad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Criteris d’avaluació:</text:p>
            <text:list text:style-name="WWNum2">
              <text:list-item>
                <text:p text:style-name="P8">Cada pregunta indica la puntuació corresponen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ntrega:</text:p>
            <text:list text:style-name="WWNum7">
              <text:list-item>
                <text:p text:style-name="P9">Repositori git que contingui el codi que resol els exercicis i, en el directori “doc”, aquesta memòria resposta amb nom “memoria.pdf”</text:p>
              </text:list-item>
            </text:list>
          </table:table-cell>
        </table:table-row>
      </table:table>
      <text:p text:style-name="P7"/>
      <text:p text:style-name="P7">Punt de partida</text:p>
      <text:p text:style-name="P2"><text:a xlink:type="simple" xlink:href="https://github.com/jpala4-ieti/DAM-M06-UF04-PR4.2-24-25-Punt-Partida.git" text:style-name="ListLabel_20_100" text:visited-style-name="ListLabel_20_100"><text:span text:style-name="T1">https://github.com/jpala4-ieti/DAM-M06-UF04-PR4.2-24-25-Punt-Partida.git</text:span></text:a></text:p>
      <text:p text:style-name="P7"/>
      <text:p text:style-name="P10"><text:bookmark text:name="_yzanwq5ck9g8"/>Preparació de l’activitat</text:p>
      <text:list text:style-name="WWNum8">
        <text:list-item>
          <text:p text:style-name="P11">Clonar el repositori de punt de partida</text:p>
        </text:list-item>
        <text:list-item>
          <text:p text:style-name="P11">Llegir els fitxers README.md que trobaràs en els diferents directoris</text:p>
        </text:list-item>
        <text:list-item>
          <text:p text:style-name="P11">Assegurar-te de tenir una instància de MySQL/MariaDB funcionant</text:p>
        </text:list-item>
        <text:list-item>
          <text:p text:style-name="P11">Tenir accés a una instància d'Ollama</text:p>
        </text:list-item>
        <text:list-item>
          <text:p text:style-name="P11">Completar els quatre exercicis proposats</text:p>
        </text:list-item>
        <text:list-item>
          <text:p text:style-name="P11">Lliurar el codi segons les instruccions d’entrega</text:p>
        </text:list-item>
      </text:list>
      <text:p text:style-name="P2"/>
      <text:p text:style-name="P12"><text:bookmark text:name="_x3n4zje3nl2e"/></text:p>
      <text:p text:style-name="P10"><text:bookmark text:name="_txw0w9f76vs9"/>Exercicis</text:p>
      <text:p text:style-name="Heading_20_2"><text:bookmark text:name="_6fv1849vzvox"/>Exercici 1 (2.5 punts)</text:p>
      <text:p text:style-name="Standard">L’objectiu de l’exercici és familiaritzar-te amb <text:span text:style-name="T2">xat-api</text:span>. Respon la les preguntes dins el requadre que trobaràs al final de l’exercici.</text:p>
      <text:p text:style-name="P13">Configuració i Estructura Bàsica:</text:p>
      <text:list text:style-name="WWNum3">
        <text:list-item>
          <text:p text:style-name="P14">Per què és important organitzar el codi en una estructura de directoris com controllers/, routes/, models/, etc.? Quins avantatges ofereix aquesta organització?</text:p>
        </text:list-item>
        <text:list-item>
          <text:p text:style-name="P15">Analitzant el fitxer server.js, quina és la seqüència correcta per inicialitzar una aplicació Express? Per què és important l'ordre dels middlewares?</text:p>
        </text:list-item>
        <text:list-item>
          <text:p text:style-name="P16">Com gestiona el projecte les variables d'entorn? Quins avantatges ofereix usar dotenv respecte a hardcodejar els valors?</text:p>
        </text:list-item>
      </text:list>
      <text:p text:style-name="P13">API REST i Express:</text:p>
      <text:list text:style-name="WWNum9">
        <text:list-item>
          <text:p text:style-name="P17">Observant chatRoutes.js, com s'implementa el routing en Express? Quina és la diferència entre els mètodes HTTP GET i POST i quan s'hauria d'usar cadascun?</text:p>
        </text:list-item>
        <text:list-item>
          <text:p text:style-name="P18">En el fitxer chatController.js, per què és important separar la lògica del controlador de les rutes? Quins principis de disseny s'apliquen?</text:p>
        </text:list-item>
        <text:list-item>
          <text:p text:style-name="P19">Com gestiona el projecte els errors HTTP? Analitza el middleware errorHandler.js i explica com centralitza la gestió d'errors.</text:p>
        </text:list-item>
      </text:list>
      <text:p text:style-name="P13">Documentació amb Swagger:</text:p>
      <text:list text:style-name="WWNum5">
        <text:list-item>
          <text:p text:style-name="P20">Observant la configuració de Swagger a swagger.js i els comentaris a chatRoutes.js, com s'integra la documentació amb el codi? Quins beneficis aporta aquesta aproximació?</text:p>
        </text:list-item>
        <text:list-item>
          <text:p text:style-name="P21">Com es documenten els diferents endpoints amb els decoradors de Swagger? Per què és important documentar els paràmetres d'entrada i sortida?</text:p>
        </text:list-item>
        <text:list-item>
          <text:p text:style-name="P22">Com podem provar els endpoints directament des de la interfície de Swagger? Quins avantatges ofereix això durant el desenvolupament?</text:p>
        </text:list-item>
      </text:list>
      <text:p text:style-name="P13">Base de Dades i Models:</text:p>
      <text:list text:style-name="WWNum11">
        <text:list-item>
          <text:p text:style-name="P23">Analitzant els models Conversation.js i Prompt.js, com s'implementen les relacions entre models utilitzant Sequelize? Per què s'utilitza UUID com a clau primària?</text:p>
        </text:list-item>
        <text:list-item>
          <text:p text:style-name="P24">Com gestiona el projecte les migracions i sincronització de la base de dades? Quins riscos té usar <text:span text:style-name="T3">sync()</text:span> en producció?</text:p>
        </text:list-item>
        <text:list-item>
          <text:p text:style-name="P25">Quins avantatges ofereix usar un ORM com Sequelize respecte a fer consultes SQL directes?</text:p>
        </text:list-item>
      </text:list>
      <text:p text:style-name="P13">Logging i Monitorització:</text:p>
      <text:list text:style-name="WWNum4">
        <text:list-item>
          <text:p text:style-name="P26">Observant logger.js, com s'implementa el logging estructurat? Quins nivells de logging existeixen i quan s'hauria d'usar cadascun?</text:p>
        </text:list-item>
        <text:list-item>
          <text:p text:style-name="P27">Per què és important tenir diferents transports de logging (consola, fitxer)? Com es <text:soft-page-break/>configuren en el projecte?</text:p>
        </text:list-item>
        <text:list-item>
          <text:p text:style-name="P28">Com ajuda el logging a debugar problemes en producció? Quina informació crítica s'hauria de loguejar?</text:p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Configuració i estructura basica</text:p>
            <text:p text:style-name="P30">1. Amb aquesta organització consegueixes treballar de manera més endreçada <text:span text:style-name="T4">fent servir aquesta estructura podem separar les diferents parts del projecte, sigui més escalable i clar sobre que s’ha d’ocupar cada arxiu.</text:span></text:p>
            <text:p text:style-name="P30"/>
            <text:list text:style-name="L1">
              <text:list-item>
                <text:p text:style-name="P31"><text:span text:style-name="T4">Els controlladors, </text:span><text:span text:style-name="T5">controllers,</text:span><text:span text:style-name="T4"> on gestionarem els missatges que envia l’usuari.</text:span></text:p>
              </text:list-item>
              <text:list-item>
                <text:p text:style-name="P31"><text:span text:style-name="T4">A </text:span><text:span text:style-name="T5">routes</text:span><text:span text:style-name="T4"> trobem l’arxiu que es mostra a la pàgina web on esperem que introdueixi les dades l’usuari i que ho rebrem a </text:span><text:span text:style-name="T5">chatController.js</text:span><text:span text:style-name="T6">.</text:span></text:p>
              </text:list-item>
              <text:list-item>
                <text:p text:style-name="P32"><text:span text:style-name="T6">A </text:span><text:span text:style-name="T7">config </text:span><text:span text:style-name="T8">trobem la configuració del de la base de dades, a </text:span><text:span text:style-name="T9">database.js</text:span><text:span text:style-name="T8"> s’importa Sequelize que ens conectarà amb el mysql, també s’importa l’arxiu </text:span><text:span text:style-name="T9">logger.js</text:span><text:span text:style-name="T8"> per a poder enviar missatges mitjantçant la terminal quan s’estigui executant el programa, per últim, s’indica que s’exportarà. </text:span><text:span text:style-name="T10">A l’arxiu </text:span><text:span text:style-name="T11">logger.js</text:span><text:span text:style-name="T12"> </text:span><text:span text:style-name="T10">es genera primer de tot el format que tindran els logs, després es crea el log amb el format esmentat </text:span><text:span text:style-name="T13">i s’afegeixen els colors del tipus de misstage, es genera la ruta i l’arxiu si no existien previament i, per últim, </text:span><text:span text:style-name="T14">es declara el temps d’inici, s’escolta quan acaba la petició, i s’estableix la duració restant el temps actual al d’abans, s’introdueix el metode que es fa servir (get o post), la url, el mode d’execució, la duració, la direcció ip i desde on s’ha fet la crida. </text:span><text:span text:style-name="T15">En </text:span><text:span text:style-name="T16">s</text:span><text:span text:style-name="T17">wagger.js</text:span><text:span text:style-name="T18"> </text:span><text:span text:style-name="T14"><text:s/></text:span><text:span text:style-name="T15">s’importa una llibreria que permet generar especificacions swagger a partir de comentaris en el codi, s’indiquen les propietats i s’indica que l’arxiu el trobarà al directori </text:span><text:span text:style-name="T18">src/routes</text:span><text:span text:style-name="T15">.</text:span></text:p>
              </text:list-item>
              <text:list-item>
                <text:p text:style-name="P32"><text:span text:style-name="T15"/></text:p>
              </text:list-item>
            </text:list>
            <text:p text:style-name="P33"/>
          </table:table-cell>
        </table:table-row>
      </table:table>
      <text:p text:style-name="Standard"/>
      <text:p text:style-name="P34"><text:bookmark text:name="_xn8xgm9m38es"/>Exercici 2 (2.5 punts)</text:p>
      <text:p text:style-name="Standard">Dins de <text:span text:style-name="T2">practica-codi</text:span> trobaràs <text:span text:style-name="T2">src/exercici2.js</text:span></text:p>
      <text:p text:style-name="Standard"/>
      <text:p text:style-name="Standard">Modifica el codi per tal que, pels dos primers jocs i les 2 primeres reviews de cada jocs crei una estadística que indiqui el nombre de reviews positives, negatives o neutres.</text:p>
      <text:p text:style-name="Standard"/>
      <text:p text:style-name="Standard">Modifica el prompt si cal.</text:p>
      <text:p text:style-name="Standard"/>
      <text:p text:style-name="Standard">Guarda la sortida en el directori data amb el nom <text:span text:style-name="T2">exercici2_resposta.json</text:span></text:p>
      <text:p text:style-name="Standard"/>
      <text:p text:style-name="Standard">Exemple de sortida</text:p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6">{</text:p>
            <text:p text:style-name="Standard"><text:span text:style-name="T19"><text:s text:c="2"/></text:span><text:span text:style-name="T20">"timestamp"</text:span><text:span text:style-name="T21">:</text:span><text:span text:style-name="T19"> </text:span><text:span text:style-name="T22">"2025-01-09T12:30:45.678Z"</text:span><text:span text:style-name="T19">,</text:span></text:p>
            <text:p text:style-name="Standard"><text:span text:style-name="T19"><text:s text:c="2"/></text:span><text:span text:style-name="T20">"games"</text:span><text:span text:style-name="T21">:</text:span><text:span text:style-name="T19"> [</text:span></text:p>
            <text:p text:style-name="P36"><text:s text:c="4"/>{</text:p>
            <text:p text:style-name="Standard"><text:span text:style-name="T19"><text:s text:c="6"/></text:span><text:span text:style-name="T20">"appid"</text:span><text:span text:style-name="T21">:</text:span><text:span text:style-name="T19"> </text:span><text:span text:style-name="T22">"730"</text:span><text:span text:style-name="T19">,</text:span></text:p>
            <text:p text:style-name="Standard"><text:span text:style-name="T19"><text:s text:c="6"/></text:span><text:span text:style-name="T20">"name"</text:span><text:span text:style-name="T21">:</text:span><text:span text:style-name="T19"> </text:span><text:span text:style-name="T22">"Counter-Strike 2"</text:span><text:span text:style-name="T19">,</text:span></text:p>
            <text:p text:style-name="Standard"><text:span text:style-name="T19"><text:s text:c="6"/></text:span><text:span text:style-name="T20">"statistics"</text:span><text:span text:style-name="T21">:</text:span><text:span text:style-name="T19"> {</text:span></text:p>
            <text:p text:style-name="Standard"><text:span text:style-name="T19"><text:s text:c="8"/></text:span><text:span text:style-name="T20">"positive"</text:span><text:span text:style-name="T21">:</text:span><text:span text:style-name="T19"> </text:span><text:span text:style-name="T23">1</text:span><text:span text:style-name="T19">,</text:span></text:p>
            <text:p text:style-name="Standard"><text:span text:style-name="T19"><text:s text:c="8"/></text:span><text:span text:style-name="T20">"negative"</text:span><text:span text:style-name="T21">:</text:span><text:span text:style-name="T19"> </text:span><text:span text:style-name="T23">0</text:span><text:span text:style-name="T19">,</text:span></text:p>
            <text:p text:style-name="Standard"><text:span text:style-name="T19"><text:s text:c="8"/></text:span><text:span text:style-name="T20">"neutral"</text:span><text:span text:style-name="T21">:</text:span><text:span text:style-name="T19"> </text:span><text:span text:style-name="T23">1</text:span><text:span text:style-name="T19">,</text:span></text:p>
            <text:p text:style-name="Standard"><text:span text:style-name="T19"><text:s text:c="8"/></text:span><text:span text:style-name="T20">"error"</text:span><text:span text:style-name="T21">:</text:span><text:span text:style-name="T19"> </text:span><text:span text:style-name="T23">0</text:span></text:p>
            <text:p text:style-name="P36"><text:s text:c="6"/>}</text:p>
            <text:p text:style-name="P36"><text:s text:c="4"/>},</text:p>
            <text:p text:style-name="P36"><text:s text:c="4"/>{</text:p>
            <text:p text:style-name="Standard"><text:span text:style-name="T19"><text:s text:c="6"/></text:span><text:span text:style-name="T20">"appid"</text:span><text:span text:style-name="T21">:</text:span><text:span text:style-name="T19"> </text:span><text:span text:style-name="T22">"570"</text:span><text:span text:style-name="T19">,</text:span></text:p>
            <text:p text:style-name="Standard"><text:span text:style-name="T19"><text:s text:c="6"/></text:span><text:span text:style-name="T20">"name"</text:span><text:span text:style-name="T21">:</text:span><text:span text:style-name="T19"> </text:span><text:span text:style-name="T22">"Dota 2"</text:span><text:span text:style-name="T19">,</text:span></text:p>
            <text:p text:style-name="Standard"><text:span text:style-name="T19"><text:s text:c="6"/></text:span><text:span text:style-name="T20">"statistics"</text:span><text:span text:style-name="T21">:</text:span><text:span text:style-name="T19"> {</text:span></text:p>
            <text:p text:style-name="Standard"><text:span text:style-name="T19"><text:s text:c="8"/></text:span><text:span text:style-name="T20">"positive"</text:span><text:span text:style-name="T21">:</text:span><text:span text:style-name="T19"> </text:span><text:span text:style-name="T23">1</text:span><text:span text:style-name="T19">,</text:span></text:p>
            <text:p text:style-name="Standard"><text:span text:style-name="T19"><text:s text:c="8"/></text:span><text:span text:style-name="T20">"negative"</text:span><text:span text:style-name="T21">:</text:span><text:span text:style-name="T19"> </text:span><text:span text:style-name="T23">1</text:span><text:span text:style-name="T19">,</text:span></text:p>
            <text:p text:style-name="Standard"><text:span text:style-name="T19"><text:s text:c="8"/></text:span><text:span text:style-name="T20">"neutral"</text:span><text:span text:style-name="T21">:</text:span><text:span text:style-name="T19"> </text:span><text:span text:style-name="T23">0</text:span><text:span text:style-name="T19">,</text:span></text:p>
            <text:p text:style-name="Standard"><text:span text:style-name="T19"><text:s text:c="8"/></text:span><text:span text:style-name="T20">"error"</text:span><text:span text:style-name="T21">:</text:span><text:span text:style-name="T19"> </text:span><text:span text:style-name="T23">0</text:span></text:p>
            <text:p text:style-name="P36"><text:s text:c="6"/>}</text:p>
            <text:p text:style-name="P36"><text:s text:c="4"/>}</text:p>
            <text:p text:style-name="P36"><text:s text:c="2"/>]</text:p>
            <text:p text:style-name="P36">}</text:p>
          </table:table-cell>
        </table:table-row>
      </table:table>
      <text:p text:style-name="P35"/>
      <text:p text:style-name="P34"><text:bookmark text:name="_xinw2xbrp1d1"/>Exercici 3 (2.5 punts)</text:p>
      <text:p text:style-name="Standard">Dins de <text:span text:style-name="T2">practica-codi</text:span> trobaràs <text:span text:style-name="T2">src/exercici3.js</text:span></text:p>
      <text:p text:style-name="Standard"/>
      <text:p text:style-name="Standard">Modifica el codi per tal que retorni un anàlisi detallat sobre l’animal.</text:p>
      <text:p text:style-name="Standard">Modifica el prompt si cal.</text:p>
      <text:p text:style-name="Standard"/>
      <text:p text:style-name="Standard">La informació que volem obtenir és:</text:p>
      <text:list text:style-name="WWNum6">
        <text:list-item>
          <text:p text:style-name="P37">Nom de l’animal.</text:p>
        </text:list-item>
        <text:list-item>
          <text:p text:style-name="P37">Classificació taxonòmica (mamífer, au, rèptil, etc.)</text:p>
        </text:list-item>
        <text:list-item>
          <text:p text:style-name="P37">Hàbitat natural</text:p>
        </text:list-item>
        <text:list-item>
          <text:p text:style-name="P37">Dieta</text:p>
        </text:list-item>
        <text:list-item>
          <text:p text:style-name="P37">Característiques físiques (mida, color, trets distintius)</text:p>
        </text:list-item>
        <text:list-item>
          <text:p text:style-name="P37">Estat de conservació</text:p>
        </text:list-item>
      </text:list>
      <text:p text:style-name="Standard"/>
      <text:p text:style-name="Standard">Guarda la sortida en el directori <text:span text:style-name="T2">data </text:span>amb el nom <text:span text:style-name="T2">exercici3_resposta.json</text:span></text:p>
      <text:p text:style-name="P3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>{</text:p>
            <text:p text:style-name="P4"><text:span text:style-name="T24"><text:s text:c="4"/></text:span><text:span text:style-name="T25">"analisis"</text:span><text:span text:style-name="T26">:</text:span><text:span text:style-name="T24"> [</text:span></text:p>
            <text:p text:style-name="P38"><text:s text:c="8"/>{</text:p>
            <text:p text:style-name="P4"><text:span text:style-name="T24"><text:s text:c="12"/></text:span><text:span text:style-name="T25">"imatge"</text:span><text:span text:style-name="T26">:</text:span><text:span text:style-name="T24"> {</text:span></text:p>
            <text:p text:style-name="P4"><text:span text:style-name="T24"><text:s text:c="16"/></text:span><text:span text:style-name="T25">"nom_fitxer"</text:span><text:span text:style-name="T26">:</text:span><text:span text:style-name="T24"> </text:span><text:span text:style-name="T27">"nom_del_fitxer.jpg"</text:span><text:span text:style-name="T24">,</text:span></text:p>
            <text:p text:style-name="P38"><text:s text:c="12"/>},</text:p>
            <text:p text:style-name="P4"><text:span text:style-name="T24"><text:s text:c="12"/></text:span><text:span text:style-name="T25">"analisi"</text:span><text:span text:style-name="T26">:</text:span><text:span text:style-name="T24"> {</text:span></text:p>
            <text:p text:style-name="P4"><text:span text:style-name="T24"><text:s text:c="16"/></text:span><text:span text:style-name="T25">"nom_comu"</text:span><text:span text:style-name="T26">:</text:span><text:span text:style-name="T24"> </text:span><text:span text:style-name="T27">"nom comú de l'animal"</text:span><text:span text:style-name="T24">,</text:span></text:p>
            <text:p text:style-name="P4"><text:span text:style-name="T24"><text:s text:c="16"/></text:span><text:span text:style-name="T25">"nom_cientific"</text:span><text:span text:style-name="T26">:</text:span><text:span text:style-name="T24"> </text:span><text:span text:style-name="T27">"nom científic si és conegut"</text:span><text:span text:style-name="T24">,</text:span></text:p>
            <text:p text:style-name="P4"><text:span text:style-name="T24"><text:s text:c="16"/></text:span><text:span text:style-name="T25">"taxonomia"</text:span><text:span text:style-name="T26">:</text:span><text:span text:style-name="T24"> {</text:span></text:p>
            <text:p text:style-name="P4"><text:span text:style-name="T24"><text:s text:c="20"/></text:span><text:span text:style-name="T25">"classe"</text:span><text:span text:style-name="T26">:</text:span><text:span text:style-name="T24"> </text:span><text:span text:style-name="T27">"mamífer/au/rèptil/amfibi/peix"</text:span><text:span text:style-name="T24">,</text:span></text:p>
            <text:p text:style-name="P4"><text:span text:style-name="T24"><text:s text:c="20"/></text:span><text:span text:style-name="T25">"ordre"</text:span><text:span text:style-name="T26">:</text:span><text:span text:style-name="T24"> </text:span><text:span text:style-name="T27">"ordre taxonòmic"</text:span><text:span text:style-name="T24">,</text:span></text:p>
            <text:p text:style-name="P4"><text:span text:style-name="T24"><text:s text:c="20"/></text:span><text:span text:style-name="T25">"familia"</text:span><text:span text:style-name="T26">:</text:span><text:span text:style-name="T24"> </text:span><text:span text:style-name="T27">"família taxonòmica"</text:span></text:p>
            <text:p text:style-name="P38"><text:s text:c="16"/>},</text:p>
            <text:p text:style-name="P4"><text:span text:style-name="T24"><text:s text:c="16"/></text:span><text:span text:style-name="T25">"habitat"</text:span><text:span text:style-name="T26">:</text:span><text:span text:style-name="T24"> {</text:span></text:p>
            <text:p text:style-name="P4"><text:span text:style-name="T24"><text:s text:c="20"/></text:span><text:span text:style-name="T25">"tipus"</text:span><text:span text:style-name="T26">:</text:span><text:span text:style-name="T24"> [</text:span><text:span text:style-name="T27">"tipus d'hàbitats"</text:span><text:span text:style-name="T24">],</text:span></text:p>
            <text:p text:style-name="P4"><text:span text:style-name="T24"><text:s text:c="20"/></text:span><text:span text:style-name="T25">"regioGeografica"</text:span><text:span text:style-name="T26">:</text:span><text:span text:style-name="T24"> [</text:span><text:span text:style-name="T27">"regions on viu"</text:span><text:span text:style-name="T24">],</text:span></text:p>
            <text:p text:style-name="P4"><text:span text:style-name="T24"><text:s text:c="20"/></text:span><text:span text:style-name="T25">"clima"</text:span><text:span text:style-name="T26">:</text:span><text:span text:style-name="T24"> [</text:span><text:span text:style-name="T27">"tipus de climes"</text:span><text:span text:style-name="T24">]</text:span></text:p>
            <text:p text:style-name="P38"><text:s text:c="16"/>},</text:p>
            <text:p text:style-name="P4"><text:span text:style-name="T24"><text:s text:c="16"/></text:span><text:span text:style-name="T25">"dieta"</text:span><text:span text:style-name="T26">:</text:span><text:span text:style-name="T24"> {</text:span></text:p>
            <text:p text:style-name="P4"><text:span text:style-name="T24"><text:s text:c="20"/></text:span><text:span text:style-name="T25">"tipus"</text:span><text:span text:style-name="T26">:</text:span><text:span text:style-name="T24"> </text:span><text:span text:style-name="T27">"carnívor/herbívor/omnívor"</text:span><text:span text:style-name="T24">,</text:span></text:p>
            <text:p text:style-name="P4"><text:span text:style-name="T24"><text:s text:c="20"/></text:span><text:span text:style-name="T25">"aliments_principals"</text:span><text:span text:style-name="T26">:</text:span><text:span text:style-name="T24"> [</text:span><text:span text:style-name="T27">"llista d'aliments"</text:span><text:span text:style-name="T24">]</text:span></text:p>
            <text:p text:style-name="P38"><text:s text:c="16"/>},</text:p>
            <text:p text:style-name="P4"><text:span text:style-name="T24"><text:s text:c="16"/></text:span><text:span text:style-name="T25">"caracteristiques_fisiques"</text:span><text:span text:style-name="T26">:</text:span><text:span text:style-name="T24"> {</text:span></text:p>
            <text:p text:style-name="P4"><text:span text:style-name="T24"><text:s text:c="20"/></text:span><text:span text:style-name="T25">"mida"</text:span><text:span text:style-name="T26">:</text:span><text:span text:style-name="T24"> {</text:span></text:p>
            <text:p text:style-name="P4"><text:span text:style-name="T24"><text:s text:c="24"/></text:span><text:span text:style-name="T25">"altura_mitjana_cm"</text:span><text:span text:style-name="T26">:</text:span><text:span text:style-name="T24"> </text:span><text:span text:style-name="T27">"altura mitjana"</text:span><text:span text:style-name="T24">,</text:span></text:p>
            <text:p text:style-name="P4"><text:span text:style-name="T24"><text:s text:c="24"/></text:span><text:span text:style-name="T25">"pes_mitja_kg"</text:span><text:span text:style-name="T26">:</text:span><text:span text:style-name="T24"> </text:span><text:span text:style-name="T27">"pes mitjà"</text:span></text:p>
            <text:p text:style-name="P38"><text:s text:c="20"/>},</text:p>
            <text:p text:style-name="P4"><text:span text:style-name="T24"><text:s text:c="20"/></text:span><text:span text:style-name="T25">"colors_predominants"</text:span><text:span text:style-name="T26">:</text:span><text:span text:style-name="T24"> [</text:span><text:span text:style-name="T27">"colors"</text:span><text:span text:style-name="T24">],</text:span></text:p>
            <text:p text:style-name="P4"><text:span text:style-name="T24"><text:s text:c="20"/></text:span><text:span text:style-name="T25">"trets_distintius"</text:span><text:span text:style-name="T26">:</text:span><text:span text:style-name="T24"> [</text:span><text:span text:style-name="T27">"característiques"</text:span><text:span text:style-name="T24">]</text:span></text:p>
            <text:p text:style-name="P38"><text:s text:c="16"/>},</text:p>
            <text:p text:style-name="P4"><text:span text:style-name="T24"><text:s text:c="16"/></text:span><text:span text:style-name="T25">"estat_conservacio"</text:span><text:span text:style-name="T26">:</text:span><text:span text:style-name="T24"> {</text:span></text:p>
            <text:p text:style-name="P4"><text:span text:style-name="T24"><text:s text:c="20"/></text:span><text:span text:style-name="T25">"classificacio_IUCN"</text:span><text:span text:style-name="T26">:</text:span><text:span text:style-name="T24"> </text:span><text:span text:style-name="T27">"estat"</text:span><text:span text:style-name="T24">,</text:span></text:p>
            <text:p text:style-name="P4"><text:span text:style-name="T24"><text:s text:c="20"/></text:span><text:span text:style-name="T25">"amenaces_principals"</text:span><text:span text:style-name="T26">:</text:span><text:span text:style-name="T24"> [</text:span><text:span text:style-name="T27">"amenaces"</text:span><text:span text:style-name="T24">]</text:span></text:p>
            <text:p text:style-name="P38"><text:s text:c="16"/>}</text:p>
            <text:p text:style-name="P38"><text:s text:c="12"/>}</text:p>
            <text:p text:style-name="P38"><text:s text:c="8"/>}</text:p>
            <text:p text:style-name="P38"><text:s text:c="4"/>]</text:p>
            <text:p text:style-name="P38"><text:soft-page-break/>}</text:p>
          </table:table-cell>
        </table:table-row>
      </table:table>
      <text:p text:style-name="P35"/>
      <text:p text:style-name="P34"><text:bookmark text:name="_k9vuem1r06m7"/>Exercici 4 (2.5 punts)</text:p>
      <text:p text:style-name="Standard">Implementa un nou endpoint a xat-api per realitzar anàlisi de sentiment</text:p>
      <text:p text:style-name="Standard"/>
      <text:p text:style-name="Standard">Haurà de complir els següents requisits</text:p>
      <text:list text:style-name="WWNum1">
        <text:list-item>
          <text:p text:style-name="P39">Estar disponible a l’endpoint POST /api/chat/sentiment-analysis</text:p>
        </text:list-item>
        <text:list-item>
          <text:p text:style-name="P39">Disposar de documentació swagger</text:p>
        </text:list-item>
        <text:list-item>
          <text:p text:style-name="P39">Emmagatzemar informació a la base de dades</text:p>
        </text:list-item>
        <text:list-item>
          <text:p text:style-name="P39">Usar el logger a fitxer</text:p>
        </text:list-item>
      </text:list>
      <text:p text:style-name="Standard"/>
      <text:p text:style-name="Standard">Abans d’implementar la tasca, explica en el requadre com pla plantejaràs i fes una proposta de json d’entrada, de sortida i de com emmagatzemaràs la informació a la base de dades.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color="#1155cc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7" style:family="table">
      <style:table-properties style:width="15.928cm" fo:margin-left="0cm" fo:margin-top="0cm" fo:margin-bottom="0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5.239cm"/>
    </style:style>
    <style:style style:name="Table7.C" style:family="table-column">
      <style:table-column-properties style:column-width="9.49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cm" fo:border="1pt solid #f3f3f3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1.png" text:anchor-type="as-char" svg:width="0.991cm" svg:height="1.154cm" draw:z-index="7"><draw:image xlink:href="Pictures/10000000000000D1000000F1925D541F.png" xlink:type="simple" xlink:show="embed" xlink:actuate="onLoad" draw:mime-type="image/png"/></draw:frame></text:p>
            </table:table-cell>
            <table:table-cell table:style-name="Table7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7.A1" office:value-type="string">
              <text:p text:style-name="MP5">CFGM: Desenvolupament d’aplicacions multimèdia</text:p>
              <text:p text:style-name="MP5">MP06 Accés a dades</text:p>
              <text:p text:style-name="MP5">PR4.2 <text:s/>Components d’accés a dades</text:p>
            </table:table-cell>
          </table:table-row>
        </table:table>
        <text:p text:style-name="Standard"/>
      </style:header>
      <style:footer>
        <text:p text:style-name="MP6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date>2025-01-16T18:10:41.596914976</dc:date>
    <meta:editing-duration>PT5M53S</meta:editing-duration>
    <meta:editing-cycles>1</meta:editing-cycles>
    <meta:document-statistic meta:table-count="7" meta:image-count="1" meta:object-count="0" meta:page-count="8" meta:paragraph-count="151" meta:word-count="1099" meta:character-count="8121" meta:non-whitespace-character-count="6469"/>
  </office:meta>
</office:document-meta>
</file>